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42cm" fo:min-width="16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712cm" fo:min-width="16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575cm" fo:min-width="16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707cm" fo:min-width="16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75cm" fo:min-width="2.9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5cm" svg:height="1.25cm" svg:x="7.5cm" svg:y="1.5cm">
          <draw:text-box>
            <text:p><text:span text:style-name="T1">ARTICLE - PAGE</text:span></text:p>
          </draw:text-box>
        </draw:frame>
        <draw:custom-shape draw:style-name="gr2" draw:text-style-name="P2" draw:layer="layout" svg:width="16.75cm" svg:height="1.592cm" svg:x="2.003cm" svg:y="7.25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1.25cm" svg:x="2cm" svg:y="5.5cm">
          <text:p text:style-name="P2">AUTHO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1.25cm" svg:x="15cm" svg:y="5.5cm">
          <text:p text:style-name="P2">VOT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1.25cm" svg:x="8.55cm" svg:y="5.5cm">
          <text:p text:style-name="P2">VO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75cm" svg:height="7.962cm" svg:x="2cm" svg:y="9.209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75cm" svg:height="6.825cm" svg:x="2cm" svg:y="17.669cm">
          <text:p text:style-name="P2">COMMENT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5cm" svg:height="2.957cm" svg:x="2cm" svg:y="25.043cm">
          <text:p text:style-name="P2">POST COMMEN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29cm" svg:height="1.625cm" svg:x="15cm" svg:y="2.625cm">
          <text:p text:style-name="P2">USER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cm" svg:height="3.095cm" svg:x="15cm" svg:y="1cm">
          <draw:text-box>
            <text:p>CHANGE USER</text:p>
          </draw:text-box>
        </draw:frame>
        <draw:custom-shape draw:style-name="gr9" draw:text-style-name="P2" draw:layer="layout" svg:width="4cm" svg:height="2cm" svg:x="1.75cm" svg:y="2.25cm">
          <text:p text:style-name="P2">NAVBAR – HO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1:20:19.536761798</meta:creation-date>
    <dc:date>2022-07-25T14:23:37.369447658</dc:date>
    <meta:editing-duration>PT15M44S</meta:editing-duration>
    <meta:editing-cycles>2</meta:editing-cycles>
    <meta:generator>LibreOffice/7.3.4.2$Linux_X86_64 LibreOffice_project/30$Build-2</meta:generator>
    <meta:document-statistic meta:object-count="11"/>
  </office:meta>
</office:document-meta>
</file>